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7"/>
          <table:table-cell table:style-name="ce7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8" table:number-columns-repeated="2"/>
          <table:table-cell table:style-name="ce7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10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10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10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10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10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working encryption and decryption</text:p>
          </table:table-cell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bruteforce prevention, email verification (buggy)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 table:number-columns-spanned="5" table:number-rows-spanned="1">
            <text:p>admin can modify every user, extended logging, tried to fix email verification</text:p>
          </table:table-cell>
          <table:covered-table-cell table:number-columns-repeated="3" table:style-name="ce7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5" table:number-rows-spanned="1">
            <text:p>improved exception handling</text:p>
          </table:table-cell>
          <table:covered-table-cell table:number-columns-repeated="3" table:style-name="ce7"/>
          <table:covered-table-cell/>
          <table:table-cell table:number-columns-repeated="1016"/>
        </table:table-row>
        <table:table-row table:style-name="ro1" table:number-rows-repeated="5">
          <table:table-cell table:number-columns-repeated="2"/>
          <table:table-cell table:style-name="ce10"/>
          <table:table-cell table:style-name="ce7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Currently:</text:p>
          </table:table-cell>
          <table:table-cell table:formula="of:=SUM([.B6:.B32])" office:value-type="float" office:value="85.5" calcext:value-type="float">
            <text:p>85,5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Needed:</text:p>
          </table:table-cell>
          <table:table-cell office:value-type="float" office:value="180" calcext:value-type="float">
            <text:p>180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Left:</text:p>
          </table:table-cell>
          <table:table-cell table:formula="of:=[.B34]-[.B33]" office:value-type="float" office:value="94.5" calcext:value-type="float">
            <text:p>94,5</text:p>
          </table:table-cell>
          <table:table-cell table:style-name="ce7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.00.0000</text:date>, <text:time style:data-style-name="N2" text:time-value="13:48:29.14091629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1-07T13:48:33.951193774</dc:date>
    <meta:editing-duration>PT5H39M12S</meta:editing-duration>
    <meta:editing-cycles>42</meta:editing-cycles>
    <meta:generator>LibreOffice/6.0.7.3$Linux_X86_64 LibreOffice_project/00m0$Build-3</meta:generator>
    <meta:document-statistic meta:table-count="1" meta:cell-count="75" meta:object-count="0"/>
  </office:meta>
</office:document-meta>
</file>